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ca34" officeooo:paragraph-rsid="0001c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saurabh gup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30:50.092835131</meta:creation-date>
    <dc:date>2020-03-05T15:31:08.826829687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